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8D385C5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326cm" svg:width="16.674cm" svg:height="12.462cm" draw:z-index="0"><draw:image xlink:href="Pictures/1000000000000330000002648D385C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39:11</meta:creation-date>
    <meta:editing-duration>PT00H01M03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40:13</dc:date>
    <dc:creator>Juan Rodriguez</dc:creator>
    <meta:template xlink:type="simple" xlink:actuate="onRequest" xlink:title="redaccion" xlink:href="../redaccion.ott" meta:date="2011-03-04T14:39:10"/>
  </office:meta>
</office:document-meta>
</file>